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co6" style:family="table-column">
      <style:table-column-properties fo:break-before="auto" style:column-width="3.30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516in" fo:break-before="auto" style:use-optimal-row-height="true"/>
    </style:style>
    <style:style style:name="ro5" style:family="table-row">
      <style:table-row-properties style:row-height="0.152in" fo:break-before="auto" style:use-optimal-row-height="true"/>
    </style:style>
    <style:style style:name="ro6" style:family="table-row">
      <style:table-row-properties style:row-height="0.1764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11pt" style:language-complex="en" style:country-complex="US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weight-asian="normal" style:font-name-complex="Monaco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00ff00"/>
      <style:text-properties fo:color="#000000"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0000"/>
      <style:text-properties fo:color="#000000" style:font-name="Arial" fo:font-size="10pt" style:font-size-asian="10pt" style:font-size-complex="10pt"/>
    </style:style>
    <style:style style:name="ce15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ce16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Green">
      <style:table-cell-properties fo:background-color="#00ff00"/>
      <style:text-properties fo:font-size="10pt" style:font-size-asian="10pt" style:font-size-complex="10pt"/>
    </style:style>
    <style:style style:name="ce19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9pt" style:language-asian="en" style:country-asian="US" style:font-style-asian="normal" style:font-weight-asian="normal" style:font-name-complex="Monaco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font-name="Arial" fo:font-size="9pt" style:font-size-asian="9pt" style:font-size-complex="9pt"/>
    </style:style>
    <style:style style:name="ce30" style:family="table-cell" style:parent-style-name="Default">
      <style:table-cell-properties fo:background-color="#00ff00"/>
      <style:text-properties fo:color="#000000" style:font-name="Arial" fo:font-size="9pt" style:font-size-asian="9pt" style:font-size-complex="9pt"/>
    </style:style>
    <style:style style:name="ce31" style:family="table-cell" style:parent-style-name="Default">
      <style:table-cell-properties fo:background-color="#ff0000"/>
      <style:text-properties fo:color="#000000" style:font-name="Arial" fo:font-size="9pt" style:font-size-asian="9pt" style:font-size-complex="9pt"/>
    </style:style>
    <style:style style:name="ce32" style:family="table-cell" style:parent-style-name="Default">
      <style:text-properties fo:color="#000000" style:text-outline="false" style:text-line-through-style="none" style:font-name="Aria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en" style:country-asian="US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transparent"/>
      <style:text-properties fo:color="#000000" style:font-name="Arial" fo:font-size="9pt" style:font-size-asian="9pt" style:font-size-complex="9pt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10" office:value-type="string">
            <text:p>Tests</text:p>
          </table:table-cell>
          <table:table-cell table:style-name="ce10" office:value-type="string">
            <text:p>Failed</text:p>
          </table:table-cell>
          <table:table-cell table:style-name="ce10" office:value-type="string">
            <text:p>Ignored</text:p>
          </table:table-cell>
          <table:table-cell table:style-name="ce10" office:value-type="string">
            <text:p>Percentage</text:p>
          </table:table-cell>
          <table:table-cell table:style-name="ce10"/>
          <table:table-cell table:style-name="ce17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1" table:number-columns-repeated="3"/>
          <table:table-cell table:style-name="ce10" office:value-type="string">
            <text:p>Succes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12" table:formula="of:=SUM([.B7:.B64])" office:value-type="float" office:value="2843">
            <text:p>2843</text:p>
          </table:table-cell>
          <table:table-cell table:style-name="ce12" table:formula="of:=SUM([.C7:.C64])" office:value-type="float" office:value="24">
            <text:p>24</text:p>
          </table:table-cell>
          <table:table-cell table:style-name="ce12" table:formula="of:=SUM([.D7:.D64])" office:value-type="float" office:value="7">
            <text:p>7</text:p>
          </table:table-cell>
          <table:table-cell table:style-name="ce16" table:formula="of:=ROUND(([.B3]-[.C3])/[.B3]; 4)" office:value-type="percentage" office:value="0.9916">
            <text:p>99.16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Accumulating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8"/>
          <table:table-cell table:style-name="ce4"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9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5" office:value-type="string">
            <text:p>CallTests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Two commented out: TC; <text:s/>Three commented out: not yet supported pattern in default value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20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oncretePatternTest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ConcretePatternTest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21"/>
          <table:table-cell table:style-name="ce4"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2">
          <table:table-cell table:style-name="ce6" office:value-type="string">
            <text:p>FunctionCompositionTests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table:number-columns-repeated="3"/>
          <table:table-cell table:style-name="ce6" office:value-type="string">
            <text:p>func_add_func not implemented</text:p>
          </table:table-cell>
          <table:table-cell table:style-name="ce6" table:number-columns-repeated="1017"/>
        </table:table-row>
        <table:table-row table:style-name="ro2">
          <table:table-cell table:style-name="ce4" office:value-type="string">
            <text:p>PatternTests</text:p>
          </table:table-cell>
          <table:table-cell table:style-name="ce4" office:value-type="float" office:value="327">
            <text:p>327</text:p>
          </table:table-cell>
          <table:table-cell table:style-name="ce15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List3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PatternTestsDescendant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StatementTests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BacktrackingTest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style-name="ce5" table:number-columns-repeated="1021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Function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O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3"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Abstract pattern on concrete subject not yet implemented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odes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style-name="ce6" office:value-type="string">
            <text:p>Random tests generate map as last argument</text:p>
          </table:table-cell>
          <table:table-cell table:style-name="ce6" table:number-columns-repeated="1017"/>
        </table:table-row>
        <table:table-row table:style-name="ro1">
          <table:table-cell table:style-name="ce4" office:value-type="string">
            <text:p>Relation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s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iling Library fi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>
            <text:p>Ambiguity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2">
          <table:table-cell table:style-name="ce6" office:value-type="string">
            <text:p>APIGen</text:p>
          </table:table-cell>
          <table:table-cell table:style-name="ce6" table:number-columns-repeated="5"/>
          <table:table-cell table:style-name="ce6" office:value-type="string">
            <text:p>Various type errors</text:p>
          </table:table-cell>
          <table:table-cell table:style-name="ce6" table:number-columns-repeated="1017"/>
        </table:table-row>
        <table:table-row table:style-name="ro1">
          <table:table-cell table:style-name="ce7" office:value-type="string">
            <text:p>Boolean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Date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Excep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Gramma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List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ap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Messag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No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Origins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arseTre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Prelud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Relation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et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im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yp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oString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ravers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Tupl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ValueIO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Benchmark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Eval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FileSystem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Highlight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LOC</text:p>
          </table:table-cell>
          <table:table-cell table:style-name="ce14" table:number-columns-repeated="5"/>
          <table:table-cell table:style-name="ce14" office:value-type="string">
            <text:p>#394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Math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aybe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Monitor</text:p>
          </table:table-cell>
          <table:table-cell table:style-name="ce13" table:number-columns-repeated="1023"/>
        </table:table-row>
        <table:table-row table:style-name="ro1">
          <table:table-cell table:style-name="ce7" office:value-type="string">
            <text:p>util::PriorityQueue</text:p>
          </table:table-cell>
          <table:table-cell table:style-name="ce13" table:number-columns-repeated="1023"/>
        </table:table-row>
        <table:table-row table:style-name="ro2">
          <table:table-cell table:style-name="ce9" office:value-type="string">
            <text:p>util::Reflective</text:p>
          </table:table-cell>
          <table:table-cell table:style-name="ce14" table:number-columns-repeated="5"/>
          <table:table-cell table:style-name="ce14" office:value-type="string">
            <text:p>#483</text:p>
          </table:table-cell>
          <table:table-cell table:style-name="ce14" table:number-columns-repeated="1017"/>
        </table:table-row>
        <table:table-row table:style-name="ro1">
          <table:table-cell table:style-name="ce7" office:value-type="string">
            <text:p>util::ShellExec</text:p>
          </table:table-cell>
          <table:table-cell table:style-name="ce13" table:number-columns-repeated="1023"/>
        </table:table-row>
        <table:table-row table:style-name="ro1">
          <table:table-cell table:style-name="ce8" office:value-type="string">
            <text:p>util::Webserver</text:p>
          </table:table-cell>
          <table:table-cell table:style-name="ce13"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4" table:number-columns-repeated="1024" table:default-cell-style-name="ce22"/>
        <table:table-row table:style-name="ro2">
          <table:table-cell table:style-name="ce20" office:value-type="string">
            <text:p>TESTS RUN AT $2014-01-12T09:44:49.070+01:00$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RESULTS PER FILE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ccumulating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lias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nnotationTests.rsc|: 1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AssignmentTests.rsc|: 4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BackTrackingTest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: 34 tests executed; 8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: 227 tests executed; 0 failed; 3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DeclarationTests.rsc|: 4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ataTypeTests.rsc|: 67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DeclarationTest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: 327 tests executed; 9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List3.rsc|: 4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Descendant.rsc|: 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rojection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: 25 tests executed; 0 failed; 4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ducerTests.rsc|: 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egExpTests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copeTest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: 47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ubscriptTests.rsc|: 4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TryCatchTests.rsc|: 1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: 97 tests executed; 13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: 12 tests executed; 5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oolean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Equality.rsc|: 5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s.rsc|: 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ntegers.rsc|: 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IO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s.rsc|: 79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stRelations.rsc|: 1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ps.rsc|: 23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: 2 tests executed; 1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Nodes.rsc|: 3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: 19 tests executed; 2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ets.rsc|: 3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olvedIssues.rsc|: 2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s.rsc|: 6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StringTests.rsc|: 12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Tuples.rsc|: 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BooleanTests.rsc|: 1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GraphTests.rsc|: 1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IntegerTests.rsc|: 11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ListTests.rsc|: 124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pTests.rsc|: 36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MathTests.rsc|: 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NumberTests.rsc|: 75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RelationTests.rsc|: 50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etTests.rsc|: 48 tests executed; 0 failed; 0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library/StringTests.rsc|: 125 tests executed; 0 failed; 0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/IGNORED TESTS: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FAIL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712,131,&lt;319,4&gt;,&lt;319,13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586,121,&lt;318,4&gt;,&lt;318,12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480,101,&lt;317,4&gt;,&lt;317,10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100,87,&lt;310,4&gt;,&lt;31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1020,75,&lt;309,4&gt;,&lt;309,79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883,63,&lt;307,4&gt;,&lt;307,6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10786,92,&lt;306,4&gt;,&lt;306,9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allTests.rsc|(9409,962,&lt;277,2&gt;,&lt;292,4&gt;): FALSE PANIC: (instruction execution): instruction: CALLPRIM adt_field_access, 2; message: null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266,93,&lt;403,4&gt;,&lt;403,9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1167,94,&lt;402,4&gt;,&lt;402,9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676,86,&lt;395,4&gt;,&lt;395,9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94,77,&lt;394,4&gt;,&lt;394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20506,83,&lt;393,4&gt;,&lt;393,8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9021,91,&lt;365,4&gt;,&lt;365,9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940,76,&lt;364,4&gt;,&lt;364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859,76,&lt;363,4&gt;,&lt;363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PatternTests.rsc|(18778,76,&lt;362,4&gt;,&lt;362,80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StatementTests.rsc|(3898,39,&lt;86,4&gt;,&lt;86,4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253,115,&lt;268,2&gt;,&lt;268,117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2138,112,&lt;267,2&gt;,&lt;267,114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658,119,&lt;259,2&gt;,&lt;259,12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539,116,&lt;258,2&gt;,&lt;258,11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83,89,&lt;250,2&gt;,&lt;250,9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1000,80,&lt;249,2&gt;,&lt;249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630,79,&lt;241,2&gt;,&lt;241,8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553,74,&lt;240,2&gt;,&lt;240,76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99,86,&lt;233,2&gt;,&lt;233,8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10116,80,&lt;232,2&gt;,&lt;232,82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71,76,&lt;124,2&gt;,&lt;124,78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107,61,&lt;123,2&gt;,&lt;123,63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VisitTests.rsc|(4051,53,&lt;122,2&gt;,&lt;122,55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6715,940,&lt;184,0&gt;,&lt;204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5709,1004,&lt;162,0&gt;,&lt;182,1&gt;): FALSE UninitializedVariable(11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881,826,&lt;140,0&gt;,&lt;160,1&gt;): FALSE UninitializedVariable(4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4013,866,&lt;118,0&gt;,&lt;138,1&gt;): FALSE UninitializedVariable(10)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BacktrackingTests.rsc|(3177,834,&lt;96,0&gt;,&lt;116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Matching.rsc|(162,77,&lt;14,0&gt;,&lt;17,1&gt;): FALSE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817,148,&lt;90,0&gt;,&lt;92,83&gt;): FALSE <text:s/>with arguments: {&lt;-42083135,-1114898809&gt;,&lt;2039041824,-1152557362&gt;,&lt;1039471622,-1595228497&gt;} 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Relations.rsc|(2201,151,&lt;70,0&gt;,&lt;72,85&gt;): FALSE <text:s/>with arguments: {&lt;-316446553,64873623&gt;,&lt;815243943,1816435394&gt;,&lt;2041491348,1804516587&gt;,&lt;388163746,1432539337&gt;} 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IGNOR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97,75,&lt;162,4&gt;,&lt;163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717,75,&lt;160,4&gt;,&lt;161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ComprehensionTests.rsc|(7637,75,&lt;158,4&gt;,&lt;159,48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92,80,&lt;51,4&gt;,&lt;51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414,72,&lt;50,4&gt;,&lt;50,76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328,80,&lt;49,4&gt;,&lt;49,84&gt;): IGNORED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RangeTests.rsc|(2247,75,&lt;48,4&gt;,&lt;48,79&gt;):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SUMMARY: 2767 tests executed; 39 failed; 7 ignored</text:p>
          </table:table-cell>
          <table:table-cell table:number-columns-repeated="1023"/>
        </table:table-row>
        <table:table-row table:style-name="ro2">
          <table:table-cell table:style-name="ce20"/>
          <table:table-cell table:number-columns-repeated="1023"/>
        </table:table-row>
        <table:table-row table:style-name="ro2">
          <table:table-cell table:style-name="ce20" office:value-type="string">
            <text:p>CRASHED TESTS:</text:p>
          </table:table-cell>
          <table:table-cell table:number-columns-repeated="1023"/>
        </table:table-row>
        <table:table-row table:style-name="ro2">
          <table:table-cell table:style-name="ce20" office:value-type="string">
            <text:p>|project://rascal-test/src/tests/functionality/FunctionCompositionTests.rsc|: Java("RuntimeException","In function tests::functionality::FunctionCompositionTests/nonDeterministicChoiceAndNormalComposition2()#0 : No enum constant org.rascalmpl.library.experiments.Compiler.RVM.Interpreter.RascalPrimitive.func_add_func")</text:p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 Rascal Files" table:style-name="ta1">
        <table:table-column table:style-name="co6" table:default-cell-style-name="ce29"/>
        <table:table-column table:style-name="co4" table:number-columns-repeated="1023" table:default-cell-style-name="ce29"/>
        <table:table-row table:style-name="ro4">
          <table:table-cell table:style-name="ce23" office:value-type="string">
            <text:p>File</text:p>
          </table:table-cell>
          <table:table-cell table:style-name="ce36"/>
          <table:table-cell table:style-name="ce36" office:value-type="string">
            <text:p>Remarks</text:p>
          </table:table-cell>
          <table:table-cell table:style-name="ce36" table:number-columns-repeated="1021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analysis::formalconcepts::FCA</text:p>
          </table:table-cell>
          <table:table-cell table:style-name="ce31" table:number-columns-repeated="1023"/>
        </table:table-row>
        <table:table-row table:style-name="ro4">
          <table:table-cell table:style-name="ce26" office:value-type="string">
            <text:p>analysis::graphs::Graph <text:s text:c="3"/>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graphs::LabeledGraph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analysis::linearprogramming::LinearProgramming</text:p>
          </table:table-cell>
          <table:table-cell table:style-name="ce31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analysis::m3::A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Cor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Registry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m3::TypeSymbo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analysis::statistics::Correlatio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statistics::Descriptiv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analysis::statistics::Frequency</text:p>
          </table:table-cell>
          <table:table-cell table:style-name="ce31"/>
          <table:table-cell table:style-name="ce31" office:value-type="string">
            <text:p>#491</text:p>
          </table:table-cell>
          <table:table-cell table:style-name="ce31" table:number-columns-repeated="1021"/>
        </table:table-row>
        <table:table-row table:style-name="ro4">
          <table:table-cell table:style-name="ce26" office:value-type="string">
            <text:p>analysis::statistics::Inferenc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analysis::statistics::SimpleRegression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6" office:value-type="string">
            <text:p>demo::basic::Ackerman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ottl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ubbl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Bubble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actorial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actorial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FizzBuzz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Hello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Quin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basic::Squares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demo::common::WordCount::CountInLine1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CountInLine2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CountInLine3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Count::WordCoun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all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oloredTre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ountConstructor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Crawl</text:p>
          </table:table-cell>
          <table:table-cell table:style-name="ce30" table:number-columns-repeated="1023"/>
        </table:table-row>
        <table:table-row table:style-name="ro4">
          <table:table-cell table:style-name="ce27" office:value-type="string">
            <text:p>demo::common::Cycle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Derivativ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Lif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Lift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StringTemplat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StringTemplate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Tran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Replacemen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common::WordReplacementTe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Exp::Abstract::Eva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demo::lang::Exp::Combined::Automatic::Eval</text:p>
          </table:table-cell>
          <table:table-cell table:style-name="ce31"/>
          <table:table-cell table:style-name="ce31" office:value-type="string">
            <text:p>#492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demo::lang::Exp::Combined::Manual::Eval</text:p>
          </table:table-cell>
          <table:table-cell table:style-name="ce31"/>
          <table:table-cell table:style-name="ce31" office:value-type="string">
            <text:p>#493</text:p>
          </table:table-cell>
          <table:table-cell table:style-name="ce31" table:number-columns-repeated="1021"/>
        </table:table-row>
        <table:table-row table:style-name="ro4">
          <table:table-cell table:style-name="ce26" office:value-type="string">
            <text:p>demo::lang::Exp::Concrete::NoLayout::Eval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Exp::Concrete::WithLayout::Eval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8" office:value-type="string">
            <text:p>demo::lang::Func::AST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0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1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2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Eval3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Func::Func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demo::lang::Lisra::Eval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Lisra::Parse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Lisra::Pretty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Lisra::Runtime</text:p>
          </table:table-cell>
          <table:table-cell table:style-name="ce30" table:number-columns-repeated="1023"/>
        </table:table-row>
        <table:table-row table:style-name="ro5">
          <table:table-cell table:style-name="ce26" office:value-type="string">
            <text:p>demo::lang::Lisra::Syntax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Lisra::Test</text:p>
          </table:table-cell>
          <table:table-cell table:style-name="ce31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demo::lang::MissGrant::AST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CheckController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MissGrant::DesugarResetEvents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Implode</text:p>
          </table:table-cell>
          <table:table-cell table:style-name="ce31" table:number-columns-repeated="1023"/>
        </table:table-row>
        <table:table-row table:style-name="ro4">
          <table:table-cell table:style-name="ce26" office:value-type="string">
            <text:p>demo::lang::MissGrant::MissGrant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Outline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MissGrant::ParallelMerge</text:p>
          </table:table-cell>
          <table:table-cell table:style-name="ce31" table:number-columns-repeated="1023"/>
        </table:table-row>
        <table:table-row table:style-name="ro4">
          <table:table-cell table:style-name="ce26" office:value-type="string">
            <text:p>demo::lang::MissGrant::Pars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lang::MissGrant::Step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MissGrant::ToDot</text:p>
          </table:table-cell>
          <table:table-cell table:style-name="ce31" table:number-columns-repeated="1023"/>
        </table:table-row>
        <table:table-row table:style-name="ro4">
          <table:table-cell table:style-name="ce26" office:value-type="string">
            <text:p>demo::lang::MissGrant::ToMethod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Objects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Relation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MissGrant::ToSwitch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demo::lang::Pico::Compile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Pico::ControlFlow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Pico::Eval</text:p>
          </table:table-cell>
          <table:table-cell table:style-name="ce31" table:number-columns-repeated="1023"/>
        </table:table-row>
        <table:table-row table:style-name="ro5">
          <table:table-cell table:style-name="ce25" office:value-type="string">
            <text:p>demo::lang::Pico::Typecheck</text:p>
          </table:table-cell>
          <table:table-cell table:style-name="ce31" table:number-columns-repeated="1023"/>
        </table:table-row>
        <table:table-row table:style-name="ro5">
          <table:table-cell table:style-name="ce25" office:value-type="string">
            <text:p>demo::lang::Pico::Uninit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Pico::UseDef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lang::Pico::Visualize</text:p>
          </table:table-cell>
          <table:table-cell table:style-name="ce31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5">
          <table:table-cell table:style-name="ce25" office:value-type="string">
            <text:p>demo::lang::turing::l1::ast::Load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turing::l1::ast::Turing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1::cst::Parse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turing::l1::cst::Syntax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turing::l1::interpreter::Interpreter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ast::Load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turing::l2::ast::Turing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lang::turing::l2::check::Check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cst::Parse</text:p>
          </table:table-cell>
          <table:table-cell table:style-name="ce31" table:number-columns-repeated="1023"/>
        </table:table-row>
        <table:table-row table:style-name="ro5">
          <table:table-cell table:style-name="ce26" office:value-type="string">
            <text:p>demo::lang::turing::l2::cst::Syntax</text:p>
          </table:table-cell>
          <table:table-cell table:style-name="ce30" table:number-columns-repeated="1023"/>
        </table:table-row>
        <table:table-row table:style-name="ro5">
          <table:table-cell table:style-name="ce25" office:value-type="string">
            <text:p>demo::lang::turing::l2::desugar::Desugar</text:p>
          </table:table-cell>
          <table:table-cell table:style-name="ce31" table:number-columns-repeated="1023"/>
        </table:table-row>
        <table:table-row table:style-name="ro4">
          <table:table-cell table:style-name="ce26" office:value-type="string">
            <text:p>demo::lang::turing::l2::format::Forma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demo::vis::Higher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demo::vis::Logo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demo::vis::VisADT</text:p>
          </table:table-cell>
          <table:table-cell table:style-name="ce31" table:number-columns-repeated="1023"/>
        </table:table-row>
        <table:table-row table:style-name="ro4">
          <table:table-cell office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0" office:value-type="string">
            <text:p>experiments::Compiler::RVM::AST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experiments::Compiler::muRascal::AST</text:p>
          </table:table-cell>
          <table:table-cell table:style-name="ce30" table:number-columns-repeated="1023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30" office:value-type="string">
            <text:p>experiments::Compiler::muRascal2RVM::PeepHol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experiments::Compiler::muRascal2RVM::RascalReifiedTypes</text:p>
          </table:table-cell>
          <table:table-cell table:style-name="ce31"/>
          <table:table-cell table:style-name="ce31" office:value-type="string">
            <text:p>Errors in Rascal grammar Rascal.rsc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experiments::Compiler::muRascal2RVM::ReifiedTypes</text:p>
          </table:table-cell>
          <table:table-cell table:style-name="ce31"/>
          <table:table-cell table:style-name="ce31" office:value-type="string">
            <text:p>Ditto + checkType</text:p>
          </table:table-cell>
          <table:table-cell table:style-name="ce31" table:number-columns-repeated="1021"/>
        </table:table-row>
        <table:table-row table:style-name="ro4">
          <table:table-cell table:style-name="ce26" office:value-type="string">
            <text:p>experiments::Compiler::muRascal2RVM::StackSize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experiments::Compiler::muRascal2RVM::ToplevelType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experiments::Compiler::muRascal2RVM::mu2rvm</text:p>
          </table:table-cell>
          <table:table-cell table:style-name="ce31"/>
          <table:table-cell table:style-name="ce31" office:value-type="string">
            <text:p>Invalid addition, #502</text:p>
          </table:table-cell>
          <table:table-cell table:style-name="ce31"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lang::rascal::doc::Document</text:p>
          </table:table-cell>
          <table:table-cell table:style-name="ce31"/>
          <table:table-cell table:style-name="ce31" office:value-type="string">
            <text:p>Type errors</text:p>
          </table:table-cell>
          <table:table-cell table:style-name="ce31" table:number-columns-repeated="1021"/>
        </table:table-row>
        <table:table-row table:style-name="ro4">
          <table:table-cell table:style-name="ce26" office:value-type="string">
            <text:p>lang::rascal::doc::HTMLIsland</text:p>
          </table:table-cell>
          <table:table-cell table:style-name="ce30" table:number-columns-repeated="1023"/>
        </table:table-row>
        <table:table-row table:style-name="ro4">
          <table:table-cell table:style-name="ce26" office:value-type="string">
            <text:p>lang::rascal::doc::LatexIsland</text:p>
          </table:table-cell>
          <table:table-cell table:style-name="ce30" table:number-columns-repeated="1023"/>
        </table:table-row>
        <table:table-row table:style-name="ro4">
          <table:table-cell table:style-name="ce25" office:value-type="string">
            <text:p>lang::rascal::doc::ToHTML</text:p>
          </table:table-cell>
          <table:table-cell table:style-name="ce31"/>
          <table:table-cell table:style-name="ce31" office:value-type="string">
            <text:p>Type errors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doc::ToLatex</text:p>
          </table:table-cell>
          <table:table-cell table:style-name="ce31"/>
          <table:table-cell table:style-name="ce31" office:value-type="string">
            <text:p>Type errors</text:p>
          </table:table-cell>
          <table:table-cell table:style-name="ce31" table:number-columns-repeated="1021"/>
        </table:table-row>
        <table:table-row table:style-name="ro6">
          <table:table-cell table:style-name="ce32"/>
          <table:table-cell table:number-columns-repeated="1023"/>
        </table:table-row>
        <table:table-row table:style-name="ro4">
          <table:table-cell table:style-name="ce25" office:value-type="string">
            <text:p>lang::rascal::grammar::analyze::DefUse</text:p>
          </table:table-cell>
          <table:table-cell table:style-name="ce31"/>
          <table:table-cell table:style-name="ce31" office:value-type="string">
            <text:p>Type error in ParseTree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grammar::analyze::Dependency</text:p>
          </table:table-cell>
          <table:table-cell table:style-name="ce31"/>
          <table:table-cell table:style-name="ce31" office:value-type="string">
            <text:p>Ditto</text:p>
          </table:table-cell>
          <table:table-cell table:style-name="ce31" table:number-columns-repeated="1021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5" office:value-type="string">
            <text:p>lang::rascal::scaffold::GenOperators</text:p>
          </table:table-cell>
          <table:table-cell table:style-name="ce31"/>
          <table:table-cell table:style-name="ce31" office:value-type="string">
            <text:p>TypeUtils Nosuchkey</text:p>
          </table:table-cell>
          <table:table-cell table:style-name="ce31" table:number-columns-repeated="1021"/>
        </table:table-row>
        <table:table-row table:style-name="ro4">
          <table:table-cell table:style-name="ce24"/>
          <table:table-cell table:style-name="ce37" table:number-columns-repeated="1023"/>
        </table:table-row>
        <table:table-row table:style-name="ro4">
          <table:table-cell table:style-name="ce26" office:value-type="string">
            <text:p>lang::rascal::syntax::Rascal</text:p>
          </table:table-cell>
          <table:table-cell table:style-name="ce30" table:number-columns-repeated="1023"/>
        </table:table-row>
        <table:table-row table:style-name="ro4">
          <table:table-cell table:style-name="ce33"/>
          <table:table-cell table:number-columns-repeated="1023"/>
        </table:table-row>
        <table:table-row table:style-name="ro4">
          <table:table-cell table:style-name="ce26" office:value-type="string">
            <text:p>lang::rascal::syntax::tests::ConcreteSyntax</text:p>
          </table:table-cell>
          <table:table-cell table:style-name="ce30" table:number-columns-repeated="1023"/>
        </table:table-row>
        <table:table-row table:style-name="ro4">
          <table:table-cell table:style-name="ce34" office:value-type="string">
            <text:p>lang::rascal::syntax::tests::ExpressionGrammars</text:p>
          </table:table-cell>
          <table:table-cell table:style-name="ce30" table:number-columns-repeated="1023"/>
        </table:table-row>
        <table:table-row table:style-name="ro4">
          <table:table-cell table:style-name="ce35" office:value-type="string">
            <text:p>lang::rascal::syntax::tests::ImplodeTestGrammar</text:p>
          </table:table-cell>
          <table:table-cell table:style-name="ce31"/>
          <table:table-cell table:style-name="ce31" office:value-type="string">
            <text:p>Invalid addition, #502</text:p>
          </table:table-cell>
          <table:table-cell table:style-name="ce31" table:number-columns-repeated="1021"/>
        </table:table-row>
        <table:table-row table:style-name="ro4">
          <table:table-cell table:style-name="ce35" office:value-type="string">
            <text:p>lang::rascal::syntax::tests::ImplodeTests</text:p>
          </table:table-cell>
          <table:table-cell table:style-name="ce31"/>
          <table:table-cell table:style-name="ce31" office:value-type="string">
            <text:p>ditto</text:p>
          </table:table-cell>
          <table:table-cell table:style-name="ce31" table:number-columns-repeated="1021"/>
        </table:table-row>
        <table:table-row table:style-name="ro4">
          <table:table-cell table:style-name="ce35" office:value-type="string">
            <text:p>lang::rascal::syntax::tests::KnownIssues</text:p>
          </table:table-cell>
          <table:table-cell table:style-name="ce31" table:number-columns-repeated="1023"/>
        </table:table-row>
        <table:table-row table:style-name="ro4">
          <table:table-cell table:style-name="ce35" office:value-type="string">
            <text:p>lang::rascal::syntax::tests::ParsingRegressionTests</text:p>
          </table:table-cell>
          <table:table-cell table:style-name="ce31"/>
          <table:table-cell table:style-name="ce31" office:value-type="string">
            <text:p>Type error in ParseTree</text:p>
          </table:table-cell>
          <table:table-cell table:style-name="ce31" table:number-columns-repeated="1021"/>
        </table:table-row>
        <table:table-row table:style-name="ro4">
          <table:table-cell table:style-name="ce35" office:value-type="string">
            <text:p>lang::rascal::syntax::tests::PreBootstrap</text:p>
          </table:table-cell>
          <table:table-cell table:style-name="ce31"/>
          <table:table-cell table:style-name="ce31" office:value-type="string">
            <text:p>TypeUtils Nosuchkey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syntax::tests::SolvedIssues</text:p>
          </table:table-cell>
          <table:table-cell table:style-name="ce31"/>
          <table:table-cell table:style-name="ce31" office:value-type="string">
            <text:p>Multiple constructors in Type.rsc</text:p>
          </table:table-cell>
          <table:table-cell table:style-name="ce31" table:number-columns-repeated="1021"/>
        </table:table-row>
        <table:table-row table:style-name="ro4">
          <table:table-cell table:style-name="ce33"/>
          <table:table-cell table:number-columns-repeated="1023"/>
        </table:table-row>
        <table:table-row table:style-name="ro4">
          <table:table-cell table:style-name="ce31" office:value-type="string">
            <text:p>lang::rascal::types::AbstractKind</text:p>
          </table:table-cell>
          <table:table-cell table:style-name="ce31"/>
          <table:table-cell table:style-name="ce31" office:value-type="string">
            <text:p>Invalid addition, #502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types::AbstractName</text:p>
          </table:table-cell>
          <table:table-cell table:style-name="ce31"/>
          <table:table-cell table:style-name="ce31" office:value-type="string">
            <text:p>Invalid addition, #502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types::AbstractType</text:p>
          </table:table-cell>
          <table:table-cell table:style-name="ce31"/>
          <table:table-cell table:style-name="ce31" office:value-type="string">
            <text:p>Invalid addition, #502</text:p>
          </table:table-cell>
          <table:table-cell table:style-name="ce31" table:number-columns-repeated="1021"/>
        </table:table-row>
        <table:table-row table:style-name="ro4">
          <table:table-cell table:style-name="ce25" office:value-type="string">
            <text:p>lang::rascal::types::CheckTypes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lang::rascal::types::ConvertType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lang::rascal::types::TestChecker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lang::rascal::types::TypeExceptions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lang::rascal::types::TypeInstantiation</text:p>
          </table:table-cell>
          <table:table-cell table:style-name="ce31" table:number-columns-repeated="1023"/>
        </table:table-row>
        <table:table-row table:style-name="ro4">
          <table:table-cell table:style-name="ce25" office:value-type="string">
            <text:p>lang::rascal::types::TypeSignature</text:p>
          </table:table-cell>
          <table:table-cell table:style-name="ce31" table:number-columns-repeated="1023"/>
        </table:table-row>
        <table:table-row table:style-name="ro4" table:number-rows-repeated="1048426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4" table:style-name="ta1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08:30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4-02-20T15:51:18</dc:date>
    <meta:editing-duration>P19DT12H59M46S</meta:editing-duration>
    <meta:editing-cycles>57</meta:editing-cycles>
    <meta:generator>LibreOffice/4.0.5.2$MacOSX_x86 LibreOffice_project/5464147a081647a250913f19c0715bca595af2f</meta:generator>
    <meta:document-statistic meta:table-count="4" meta:cell-count="476" meta:object-count="0"/>
  </office:meta>
</office:document-meta>
</file>